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6.1000003814697pt" fo:font-weight="bold" officeooo:rsid="001e2609" officeooo:paragraph-rsid="001e2609" style:font-name-asian="Microsoft YaHei" style:font-size-asian="16.1000003814697pt" style:font-weight-asian="bold" style:font-name-complex="Arial1" style:font-size-complex="16.1000003814697pt" style:font-weight-complex="bold"/>
    </style:style>
    <style:style style:name="P2" style:family="paragraph" style:parent-style-name="Heading_20_1">
      <style:text-properties officeooo:paragraph-rsid="00230892"/>
    </style:style>
    <style:style style:name="P3" style:family="paragraph" style:parent-style-name="Heading_20_2">
      <style:text-properties officeooo:paragraph-rsid="001e2609"/>
    </style:style>
    <style:style style:name="P4" style:family="paragraph" style:parent-style-name="Text_20_body">
      <style:text-properties officeooo:rsid="001e2609" officeooo:paragraph-rsid="001e2609"/>
    </style:style>
    <style:style style:name="T1" style:family="text">
      <style:text-properties fo:font-variant="normal" fo:text-transform="none" style:font-name="Arial" fo:font-size="14pt" fo:font-style="italic" fo:font-weight="bold" officeooo:rsid="001e2609" style:font-name-asian="Microsoft YaHei" style:font-size-asian="14pt" style:font-style-asian="italic" style:font-weight-asian="bold" style:font-name-complex="Arial1" style:font-size-complex="14pt" style:font-style-complex="italic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wrap">
        <text:p text:style-name="Text_20_body">Krzysztof Kamil Baczyński</text:p>
        <text:h text:style-name="P2" text:outline-level="1">Orfeusz w lesie</text:h>
        <text:h text:style-name="Heading_20_2" text:outline-level="2">Zamysł</text:h>
        <text:p text:style-name="_3c_l_3e_"><text:bookmark text:name="sec5"/><text:bookmark text:name="f1"/>On jak wygłos dwustrunny zestroił</text:p>
        <text:p text:style-name="_3c_l_3e_">miłość pieśni i miłość niewiasty.</text:p>
        <text:p text:style-name="_3c_l_3e_">Teraz ucho ciszą leśną poił,</text:p>
        <text:p text:style-name="_3c_l_3e_">kiedy w strumień wstępował liściasty.</text:p>
        <text:p text:style-name="_3c_l_3e_"/>
        <text:p text:style-name="_3c_l_3e_"><text:bookmark text:name="sec6"/><text:bookmark text:name="f5"/>Prawą ręką gałęzie odgarniał,</text:p>
        <text:p text:style-name="_3c_l_3e_">lewą ręką lirę tulił drżącą,</text:p>
        <text:p text:style-name="_3c_l_3e_">gdy nad głową zbudzona ptaszarnia</text:p>
        <text:p text:style-name="_3c_l_3e_">trzepotała chmurą świergocącą.</text:p>
        <text:p text:style-name="_3c_l_3e_"/>
        <text:p text:style-name="_3c_l_3e_"><text:bookmark text:name="sec7"/>A on ptakom i sobie się modlił,</text:p>
        <text:p text:style-name="_3c_l_3e_"><text:bookmark text:name="f10"/>a modlitwa go do tej zbliżała,</text:p>
        <text:p text:style-name="_3c_l_3e_">co mu była poczęciem melodii,</text:p>
        <text:p text:style-name="_3c_l_3e_">które spełniał na lirze jej ciała.</text:p>
        <text:p text:style-name="_3c_l_3e_"/>
        <text:p text:style-name="_3c_l_3e_"><text:bookmark text:name="sec8"/>Jeszcze cienia jej nawet nie podszedł,</text:p>
        <text:p text:style-name="_3c_l_3e_">już pod dłonią pisklę śpiewu poczynał</text:p>
        <text:p text:style-name="_3c_l_3e_"><text:bookmark text:name="f15"/>i milczeniem śpiących brzóz warkocze</text:p>
        <text:p text:style-name="_3c_l_3e_">w Eurydyki płowe włosy zaklinał. </text:p>
        <text:h text:style-name="Heading_20_2" text:outline-level="2">Wahanie</text:h>
        <text:p text:style-name="_3c_l_3e_"><text:bookmark text:name="sec10"/>Skądże ten uśmiech na usta się przybłąkał?</text:p>
        <text:p text:style-name="_3c_l_3e_">«Przywróćcie – mówił – do życia tę piosenkę,</text:p>
        <text:p text:style-name="_3c_l_3e_">co zmarła we mnie». Wtedy na jego rękę</text:p>
        <text:p text:style-name="_3c_l_3e_"><text:bookmark text:name="f20"/>dźwięczną kropelką stoczyła się biedronka.</text:p>
        <text:p text:style-name="_3c_l_3e_"/>
        <text:p text:style-name="_3c_l_3e_"><text:bookmark text:name="sec11"/>«Wiem: to jest tkliwość. Lecz ona nie wystarczy.</text:p>
        <text:p text:style-name="_3c_l_3e_">Bo więcej trzeba, by śmierć śpiewaniem uwieść:</text:p>
        <text:p text:style-name="_3c_l_3e_">na skałach dzikich muzyczne gniazdo uwić,</text:p>
        <text:p text:style-name="_3c_l_3e_">by wywieść śpiew od trwogi ludzkiej starszy».</text:p>
        <text:p text:style-name="_3c_l_3e_"/>
        <text:p text:style-name="_3c_l_3e_"><text:bookmark text:name="sec12"/><text:bookmark text:name="f25"/>I wzrok przygasły utonął w własnym cieniu.</text:p>
        <text:p text:style-name="_3c_l_3e_">«Oddajcie – mówił – tę moc, co tylko ona</text:p>
        <text:p text:style-name="_3c_l_3e_">obudzić mogła». Wtedy jak uskrzydlona</text:p>
        <text:p text:style-name="_3c_l_3e_">drapieżność siadł mu jastrząb na ramieniu.</text:p>
        <text:p text:style-name="_3c_l_3e_"/>
        <text:p text:style-name="_3c_l_3e_"><text:bookmark text:name="sec13"/>«Wiem: to są szpony, które się rychło stępią,</text:p>
        <text:p text:style-name="_3c_l_3e_"><text:bookmark text:name="f30"/>lecz skalnej kory niezdolne nigdy przebić.</text:p>
        <text:p text:style-name="_3c_l_3e_">Nie taką drogę trzeba mi pieśnią przebyć,</text:p>
        <text:p text:style-name="_3c_l_3e_">by łzami osnuć Jej źrenicę sępią».</text:p>
        <text:p text:style-name="_3c_l_3e_"/>
        <text:p text:style-name="_3c_l_3e_"><text:bookmark text:name="sec14"/>I w leśną ciszę wszeptywał się: «Przestrzeni,</text:p>
        <text:p text:style-name="_3c_l_3e_">jakże cię struną, co krwawić śmie, ogarnę?»</text:p>
        <text:p text:style-name="_3c_l_3e_"><text:bookmark text:name="f35"/>I załkał cicho. I jak jagody czarne</text:p>
        <text:p text:style-name="_3c_l_3e_">łzy dojrzewały w puszystych mchów zieleni.</text:p>
        <text:h text:style-name="Heading_20_2" text:outline-level="2"><text:soft-page-break/>Płacz</text:h>
        <text:p text:style-name="_3c_l_3e_"><text:bookmark text:name="sec16"/>Jak zmierzch szare – zlatywały się wilki,</text:p>
        <text:p text:style-name="_3c_l_3e_">błędnym wyciem wypełniając las,</text:p>
        <text:p text:style-name="_3c_l_3e_">u nóg jego czołgały się: «Zmilknij,</text:p>
        <text:p text:style-name="_3c_l_3e_"><text:bookmark text:name="f40"/>czemu łzami odzwierzęcasz nas?»</text:p>
        <text:p text:style-name="_3c_l_3e_"/>
        <text:p text:style-name="_3c_l_3e_"><text:bookmark text:name="sec17"/>Jak świt chyże – przybiegały jelenie,</text:p>
        <text:p text:style-name="_3c_l_3e_">jak sen ciepłe – łasiły się sarny</text:p>
        <text:p text:style-name="_3c_l_3e_">i błagały: «Zmiłuj się, przenieś</text:p>
        <text:p text:style-name="_3c_l_3e_">ból i w siebie z powrotem go wgarnij».</text:p>
        <text:p text:style-name="_3c_l_3e_"/>
        <text:p text:style-name="_3c_l_3e_"><text:bookmark text:name="sec18"/><text:bookmark text:name="f45"/>Przypełzały zielone zaskrońce,</text:p>
        <text:p text:style-name="_3c_l_3e_">obwijały mu ręce jak pień:</text:p>
        <text:p text:style-name="_3c_l_3e_">«Kto ty jesteś, że tak jasny jak słońce</text:p>
        <text:p text:style-name="_3c_l_3e_">płaczesz łzami czarnymi jak cień».</text:p>
        <text:p text:style-name="_3c_l_3e_"/>
        <text:p text:style-name="_3c_l_3e_"><text:bookmark text:name="sec19"/>Lecz zadziwił się Orfeusz, gdy w górze</text:p>
        <text:p text:style-name="_3c_l_3e_"><text:bookmark text:name="f50"/>roześmiała się wierzba płacząca:</text:p>
        <text:p text:style-name="_3c_l_3e_">«Jakże, wieszczu, żalem chcesz nas urzec,</text:p>
        <text:p text:style-name="_3c_l_3e_">skoro płacz twój nie roztkliwia, lecz wstrząsa?»</text:p>
        <text:h text:style-name="Heading_20_2" text:outline-level="2">Wstyd</text:h>
        <text:p text:style-name="_3c_l_3e_"><text:bookmark text:name="sec21"/>I zapadł w siebie gwiazdą, która boli,</text:p>
        <text:p text:style-name="_3c_l_3e_">bo go smuciła siła własnej pieśni,</text:p>
        <text:p text:style-name="_3c_l_3e_"><text:bookmark text:name="f55"/>jakże niecelna – myślał – że pozwolił</text:p>
        <text:p text:style-name="_3c_l_3e_">łzom nazbyt ludzkim w grom się ucieleśnić.</text:p>
        <text:p text:style-name="_3c_l_3e_">Płacz ma być płaczem – myślał – a łzy łzami,</text:p>
        <text:p text:style-name="_3c_l_3e_">a pieśń – wysnutą spod serca muzyką –</text:p>
        <text:p text:style-name="_3c_l_3e_">lecz jak ją wysnuć i gdzie nieść? Wtem zamilkł,</text:p>
        <text:p text:style-name="_3c_l_3e_"><text:bookmark text:name="f60"/>bo jego lira łkała:</text:p>
        <text:p text:style-name="_3c_l_3e_">«Eurydyko !</text:p>
        <text:p text:style-name="_3c_l_3e_">Ten, co się z tobą zestrajał, jak z struną</text:p>
        <text:p text:style-name="_3c_l_3e_">łączy się liry melodyjne drewno,</text:p>
        <text:p text:style-name="_3c_l_3e_">z krawędzi śpiewu w własny mrok się zsunął.</text:p>
        <text:p text:style-name="_3c_l_3e_"><text:bookmark text:name="f65"/>Jak po obczyźnie stopą brnąc niepewną,</text:p>
        <text:p text:style-name="_3c_l_3e_">błąka się w sobie, ocienia żałobą,</text:p>
        <text:p text:style-name="_3c_l_3e_">nie żal po tobie, lecz smutek nad sobą…»</text:p>
        <text:p text:style-name="_3c_l_3e_"/>
        <text:p text:style-name="_3c_l_3e_"><text:bookmark text:name="sec22"/>Więc się zawstydził Orfeusz, a mgły</text:p>
        <text:p text:style-name="_3c_l_3e_">coraz to gęściej liściami szeleszcząc,</text:p>
        <text:p text:style-name="_3c_l_3e_"><text:bookmark text:name="f70"/>na twarz mu kładły swe wilgotne sny.</text:p>
        <text:p text:style-name="_3c_l_3e_">A on nie wiedział, czy to deszcz, czy łzy.</text:p>
        <text:p text:style-name="_3c_l_3e_">I tylko jeż przez mokre biegnąc mchy,</text:p>
        <text:p text:style-name="_3c_l_3e_">zbierał na kolce srebrne jabłka deszczu.</text:p>
        <text:h text:style-name="Heading_20_2" text:outline-level="2">Zmaganie</text:h>
        <text:p text:style-name="_3c_l_3e_"><text:bookmark text:name="sec24"/>Pod tym dębem, pod stuletnim, wśród gałęzi skrył się,</text:p>
        <text:p text:style-name="_3c_l_3e_"><text:bookmark text:name="f75"/>a deszcz pierzchnął, siedmiobarwnym łukiem nad nim wzbił się.</text:p>
        <text:p text:style-name="_3c_l_3e_">Ledwie okiem w nim utonął, w barwnej brodząc nucie,</text:p>
        <text:p text:style-name="_3c_l_3e_">blady błękit tęczę wchłonął, dąb zawołał: «Zbudź się.</text:p>
        <text:p text:style-name="_3c_l_3e_">Czas na ciebie, czeka lira, nowej pieśni głodna,</text:p>
        <text:p text:style-name="_3c_l_3e_"><text:soft-page-break/>wdrąż się w ziemię, bij o niebo, serca przepal do dna.</text:p>
        <text:p text:style-name="_3c_l_3e_"><text:bookmark text:name="f80"/>Ze mną, boski Orfeuszu, zmierz muzyczną siłę,</text:p>
        <text:p text:style-name="_3c_l_3e_">mnie pokonasz – śmierć przemożesz, którą zwyciężyłem.</text:p>
        <text:p text:style-name="_3c_l_3e_">Popatrz: uschnie młoda łoza, runie smukła jodła,</text:p>
        <text:p text:style-name="_3c_l_3e_">patrz: topole śmierć podcięła, ale mnie nie zmogła.</text:p>
        <text:p text:style-name="_3c_l_3e_">W niebo śpiewem rosnę, w ziemię korzeniami wrastam,</text:p>
        <text:p text:style-name="_3c_l_3e_"><text:bookmark text:name="f85"/>me milczenie jest strumieniem, a ma pieśń liściasta!»</text:p>
        <text:p text:style-name="_3c_l_3e_"/>
        <text:p text:style-name="_3c_l_3e_"><text:bookmark text:name="sec25"/>Więc Orfeusz chwycił lirę rozmodloną dłonią,</text:p>
        <text:p text:style-name="_3c_l_3e_">strunę trącił, już obłoki przebudzone dzwonią.</text:p>
        <text:p text:style-name="_3c_l_3e_">Jeszcze głosu nie wydobył, już na wargi drżące,</text:p>
        <text:p text:style-name="_3c_l_3e_">jak na liście, promieniście wbiega młode słońce.</text:p>
        <text:p text:style-name="_3c_l_3e_"><text:bookmark text:name="f90"/>I pieśń począł.</text:p>
        <text:p text:style-name="_3c_l_3e_">Wrył się w ziemię takim jasnym tonem,</text:p>
        <text:p text:style-name="_3c_l_3e_">że wzleciały ponad drzewa krety uskrzydlone,</text:p>
        <text:p text:style-name="_3c_l_3e_">że strumienie, co pod ziemią ciemno się poczęły,</text:p>
        <text:p text:style-name="_3c_l_3e_">nad brzegami, co je więżą, w lirę się wygięły.</text:p>
        <text:p text:style-name="_3c_l_3e_"><text:bookmark text:name="f95"/>Wzniósł się w górę, ręką jeno<text:bookmark text:name="anchor-idm140525097745744"/></text:p>
        <text:p text:style-name="_3c_l_3e_">ciężar strun odmierzał,</text:p>
        <text:p text:style-name="_3c_l_3e_">a już wiatrem swego głosu w żołędzie uderzał,</text:p>
        <text:p text:style-name="_3c_l_3e_">a żołędzie melodyjnie trącając się wzajem,</text:p>
        <text:p text:style-name="_3c_l_3e_">rozdzwoniły włosy wierzby nad leśnym ruczajem,</text:p>
        <text:p text:style-name="_3c_l_3e_">a w tych włosach smutek nagły wylągł się tak cicho,</text:p>
        <text:p text:style-name="_3c_l_3e_"><text:bookmark text:name="f100"/>że nie będąc jeszcze szeptem, szeptał: «Eurydyko…»</text:p>
        <text:p text:style-name="_3c_l_3e_">Jeno woda pochwyciła to czułe wezwanie,</text:p>
        <text:p text:style-name="_3c_l_3e_">a już w kwiaty je wkropliła na leśnej polanie,</text:p>
        <text:p text:style-name="_3c_l_3e_">a tam trawy zielonawe w korzenie wszeptały</text:p>
        <text:p text:style-name="_3c_l_3e_">i już drzewa jej imieniem szumieć poczynały.</text:p>
        <text:p text:style-name="_3c_l_3e_"><text:bookmark text:name="f105"/>Targnął strunę, bo nie szeptem śmierć miał głuchą przemóc,</text:p>
        <text:p text:style-name="_3c_l_3e_">lecz wołaniem tak wysokim, jak gwiazda nad ziemią:</text:p>
        <text:p text:style-name="_3c_l_3e_">«Chcecie? Rozpacz wam wyśpiewam: płomieniste góry</text:p>
        <text:p text:style-name="_3c_l_3e_">rosną we mnie, burza wraża w ziemię kły wichury.</text:p>
        <text:p text:style-name="_3c_l_3e_">Chcecie? Błyskawicą chłostam, serca gryzę gromem,</text:p>
        <text:p text:style-name="_3c_l_3e_"><text:bookmark text:name="f110"/>w ręku piorun mam i rozpacz w oku nieruchomem,</text:p>
        <text:p text:style-name="_3c_l_3e_">a ta rozpacz w gniew urasta, a ten gniew jest burzą</text:p>
        <text:p text:style-name="_3c_l_3e_">przeciw tobie, której kształty czarno się marmurzą».</text:p>
        <text:p text:style-name="_3c_l_3e_"/>
        <text:p text:style-name="_3c_l_3e_"><text:bookmark text:name="sec26"/>Już nie słowem, ale głosem w twardą korę nieba</text:p>
        <text:p text:style-name="_3c_l_3e_">tłukł Orfeusz, aż sypnęła ciężkich gwiazd ulewa…</text:p>
        <text:p text:style-name="_3c_l_3e_"><text:bookmark text:name="f115"/>Wtedy przerwał, bowiem uczuł, że mu głos uwięźnie</text:p>
        <text:p text:style-name="_3c_l_3e_">w niebie drżącym jeszcze…</text:p>
        <text:p text:style-name="_3c_l_3e_">Ale dąb milczał potężniej. </text:p>
        <text:h text:style-name="Heading_20_2" text:outline-level="2">Porażka</text:h>
        <text:p text:style-name="_3c_l_3e_"><text:bookmark text:name="sec28"/>«Eurydyko, porażka jest słodka.</text:p>
        <text:p text:style-name="_3c_l_3e_">Chwała tobie, któryś mnie zwyciężył!»</text:p>
        <text:p text:style-name="_3c_l_3e_"/>
        <text:p text:style-name="_3c_l_3e_"><text:bookmark text:name="sec29"/><text:bookmark text:name="f120"/>Mijał strumień. Trzcina wiała wiotka.</text:p>
        <text:p text:style-name="_3c_l_3e_">Las się kończył i zaczynał księżyc.</text:p>
        <text:p text:style-name="_3c_l_3e_"/>
        <text:p text:style-name="_3c_l_3e_"><text:bookmark text:name="sec30"/>A te skały, co wyrosły ostre,</text:p>
        <text:p text:style-name="_3c_l_3e_">zdały mu się czułym zapewnieniem.</text:p>
        <text:p text:style-name="_3c_l_3e_"><text:soft-page-break/></text:p>
        <text:p text:style-name="_3c_l_3e_"><text:bookmark text:name="sec31"/>A tę noc obejmował jak siostrę,</text:p>
        <text:p text:style-name="_3c_l_3e_"><text:bookmark text:name="f125"/>nazywał najczulszym imieniem.</text:p>
        <text:p text:style-name="_3c_l_3e_"/>
        <text:p text:style-name="_3c_l_3e_"><text:bookmark text:name="sec32"/>I przemierzał strunami śpiącemi</text:p>
        <text:p text:style-name="_3c_l_3e_">oddalenie nie objęte słowem,</text:p>
        <text:p text:style-name="_3c_l_3e_">i jak klucz do zamkniętych podziemi</text:p>
        <text:p text:style-name="_3c_l_3e_">niósł na wargach milczenie dębowe. </text:p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_3c_l_3e_" style:display-name="&lt;l&gt;" style:family="paragraph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c_ab.ornament_3e_" style:display-name="&lt;ab.ornament&gt;" style:family="paragraph" style:parent-style-name="_3c_l_3e_">
      <style:paragraph-properties fo:margin-left="5.001cm" fo:margin-right="5.001cm" fo:text-indent="0cm" style:auto-text-indent="false" fo:padding="0cm" fo:border-left="none" fo:border-right="none" fo:border-top="none" fo:border-bottom="0.06pt solid #000000" style:shadow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_3c_pb_3e_" style:display-name="&lt;pb&gt;" style:family="text">
      <style:text-properties fo:color="#ff3333" style:text-position="sub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Karolina Suchecka</meta:initial-creator>
    <meta:creation-date>2019-10-25T15:50:34.34</meta:creation-date>
    <dc:date>2020-03-05T16:56:20.892120461</dc:date>
    <meta:editing-duration>P1DT3H43M15S</meta:editing-duration>
    <meta:editing-cycles>7</meta:editing-cycles>
    <meta:generator>LibreOffice/6.3.4.2$Linux_X86_64 LibreOffice_project/30$Build-2</meta:generator>
    <meta:document-statistic meta:table-count="0" meta:image-count="0" meta:object-count="0" meta:page-count="4" meta:paragraph-count="138" meta:word-count="842" meta:character-count="5205" meta:non-whitespace-character-count="4484"/>
  </office:meta>
</office:document-meta>
</file>